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left="0cm" fo:margin-right="-1.63cm" fo:line-height="100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-1.63cm" fo:line-height="100%" fo:text-align="start" style:justify-single-word="false" fo:text-indent="0cm" style:auto-text-indent="false"/>
      <style:text-properties officeooo:rsid="001dc277" officeooo:paragraph-rsid="001dc277"/>
    </style:style>
    <style:style style:name="T1" style:family="text">
      <style:text-properties style:use-window-font-color="true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2pt" style:text-underline-style="solid" style:text-underline-width="auto" style:text-underline-color="font-color" fo:font-weight="normal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MA LOGICO</text:p>
      <text:p text:style-name="P3"/>
      <text:p text:style-name="P1"><text:span text:style-name="T3">UTENTE(</text:span><text:span text:style-name="T1">nome</text:span><text:span text:style-name="T3">, email, password, tipo, residenza, datanascita)</text:span></text:p>
      <text:p text:style-name="P4"/>
      <text:p text:style-name="P1"><text:span text:style-name="T3">PREFERENZA(</text:span><text:span text:style-name="T1">nome[UTENTE], nomec[CATEGORIA]</text:span><text:span text:style-name="T3">) <text:s/></text:span></text:p>
      <text:p text:style-name="P4"/>
      <text:p text:style-name="P1"><text:span text:style-name="T3">CATEGORIA(</text:span><text:span text:style-name="T1">nomec</text:span><text:span text:style-name="T3">, nomec[CATEGORIA])</text:span></text:p>
      <text:p text:style-name="P4"/>
      <text:p text:style-name="P1"><text:span text:style-name="T3">TOPIC1(</text:span><text:span text:style-name="T1">nomec[CATEGORIA], idd[DOMANDAPERTA]</text:span><text:span text:style-name="T3">)</text:span></text:p>
      <text:p text:style-name="P4"/>
      <text:p text:style-name="P1"><text:span text:style-name="T3">TOPIC2(</text:span><text:span text:style-name="T1">nomec[CATEGORIA], idd[SONDAGGIO]</text:span><text:span text:style-name="T3">)</text:span></text:p>
      <text:p text:style-name="P4"/>
      <text:p text:style-name="P1"><text:span text:style-name="T3">DOMANDAPERTA(</text:span><text:span text:style-name="T1">idd</text:span><text:span text:style-name="T3">, datad, titolo, testo, imgurl, imgtesto, chiusa, nome[UTENTE]) </text:span></text:p>
      <text:p text:style-name="P4"/>
      <text:p text:style-name="P1"><text:span text:style-name="T3">SONDAGGIO(</text:span><text:span text:style-name="T1">idd</text:span><text:span text:style-name="T3">, datad, titolo, testo, imgurl, imgtesto, chiusa, nome[UTENTE]) </text:span></text:p>
      <text:p text:style-name="P4"/>
      <text:p text:style-name="P1"><text:span text:style-name="T3">RISPOSTAPREDEFINITA(</text:span><text:span text:style-name="T1">idr</text:span><text:span text:style-name="T3">, anonimo, datar, testorisp, nome[UTENTE], idd[SONDAGGIO])</text:span></text:p>
      <text:p text:style-name="P4"/>
      <text:p text:style-name="P5"><text:span text:style-name="T3">RISPOSTAPERTA(</text:span><text:span text:style-name="T1">idr</text:span><text:span text:style-name="T3">, anonimo, datar, testorisp, nome[UTENTE], idd[DOMANDAPERTA])</text:span></text:p>
      <text:p text:style-name="P5"><text:span text:style-name="T3"/></text:p>
      <text:p text:style-name="P6"><text:span text:style-name="T3">VOTO(</text:span><text:span text:style-name="T2">nome[UTENTE],idr[RISPOSTAPERTA]</text:span><text:span text:style-name="T3">,votopositivo/votonegativo)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2:04:07.453000000</dc:date>
    <meta:editing-duration>P0D</meta:editing-duration>
    <meta:editing-cycles>1</meta:editing-cycles>
    <meta:document-statistic meta:table-count="0" meta:image-count="0" meta:object-count="0" meta:page-count="1" meta:paragraph-count="11" meta:word-count="45" meta:character-count="612" meta:non-whitespace-character-count="574"/>
    <meta:generator>LibreOffice/4.1.5.3$Windows_x86 LibreOffice_project/1c1366bba2ba2b554cd2ca4d87c06da81c05d24</meta:generator>
  </office:meta>
</office:document-meta>
</file>